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Montserrat-Medium" svg:font-family="Montserrat-Medium, sans-serif"/>
    <style:font-face style:name="OpenSymbol" svg:font-family="OpenSymbol"/>
    <style:font-face style:name="Raleway" svg:font-family="Raleway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11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808080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14" style:family="paragraph" style:parent-style-name="Standard" style:list-style-name="L1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bbb529" style:font-name="JetBrains Mono" fo:font-size="9.80000019073486pt"/>
    </style:style>
    <style:style style:name="P16" style:family="paragraph" style:parent-style-name="Standard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P22" style:family="paragraph" style:parent-style-name="Standard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P23" style:family="paragraph" style:parent-style-name="Standard" style:list-style-name="L1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000099" style:font-name="Roboto"/>
    </style:style>
    <style:style style:name="P25" style:family="paragraph" style:parent-style-name="Standard"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L6"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333333" style:font-name="Roboto"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ff" fo:font-size="10pt" style:font-size-asian="10pt" style:font-size-complex="10pt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text-properties fo:color="#000066" style:font-name="Roboto" fo:font-size="14pt" fo:language="en" fo:country="US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33" style:family="paragraph" style:parent-style-name="Standard">
      <style:text-properties fo:color="#ff3333" style:font-name="Roboto" fo:font-size="14pt" fo:language="en" fo:country="US" fo:font-weight="bold" style:font-size-asian="14pt" style:font-weight-asian="bold" style:font-size-complex="14pt" style:font-weight-complex="bold"/>
    </style:style>
    <style:style style:name="P34" style:family="paragraph" style:parent-style-name="Preformatted_20_Text" style:list-style-name="L1"/>
    <style:style style:name="P35" style:family="paragraph" style:parent-style-name="Preformatted_20_Text" style:list-style-name="L1">
      <style:text-properties fo:color="#a9b7c6" style:font-name="JetBrains Mono" fo:font-size="10pt" style:font-size-asian="10pt" style:font-size-complex="10pt"/>
    </style:style>
    <style:style style:name="P3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37" style:family="paragraph" style:parent-style-name="HTML_20_стандартен">
      <style:paragraph-properties fo:background-color="#2b2b2b">
        <style:background-image/>
      </style:paragraph-properties>
    </style:style>
    <style:style style:name="P38" style:family="paragraph" style:parent-style-name="HTML_20_стандартен">
      <style:paragraph-properties fo:background-color="#2b2b2b">
        <style:background-image/>
      </style:paragraph-properties>
      <style:text-properties fo:language="en" fo:country="US"/>
    </style:style>
    <style:style style:name="P39" style:family="paragraph" style:parent-style-name="HTML_20_стандартен">
      <style:paragraph-properties fo:background-color="#2b2b2b">
        <style:background-image/>
      </style:paragraph-properties>
      <style:text-properties fo:color="#ffd320"/>
    </style:style>
    <style:style style:name="P40" style:family="paragraph" style:parent-style-name="HTML_20_стандартен">
      <style:paragraph-properties fo:background-color="#2b2b2b">
        <style:background-image/>
      </style:paragraph-properties>
      <style:text-properties fo:color="#ffd320" fo:language="en" fo:country="US"/>
    </style:style>
    <style:style style:name="P41" style:family="paragraph" style:parent-style-name="HTML_20_стандартен">
      <style:paragraph-properties fo:background-color="#2b2b2b">
        <style:background-image/>
      </style:paragraph-properties>
      <style:text-properties fo:color="#ffd320" style:font-name="Roboto" fo:font-size="14pt" fo:language="en" fo:country="US" fo:font-weight="bold" style:font-size-asian="14pt" style:font-weight-asian="bold" style:font-size-complex="14pt" style:font-weight-complex="bold"/>
    </style:style>
    <style:style style:name="P42" style:family="paragraph" style:parent-style-name="HTML_20_стандартен">
      <style:paragraph-properties fo:background-color="#2b2b2b">
        <style:background-image/>
      </style:paragraph-properties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333333" fo:language="en" fo:country="US" fo:font-weight="bold" style:font-weight-asian="bold" style:font-weight-complex="bold"/>
    </style:style>
    <style:style style:name="T5" style:family="text">
      <style:text-properties fo:color="#000099" fo:language="en" fo:country="US" fo:font-weight="bold" style:font-weight-asian="bold" style:font-weight-complex="bold"/>
    </style:style>
    <style:style style:name="T6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000099" style:font-name="JetBrains Mono" fo:font-size="10pt" style:font-size-asian="10pt" style:font-size-complex="10pt"/>
    </style:style>
    <style:style style:name="T8" style:family="text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style:style style:name="T10" style:family="text">
      <style:text-properties fo:color="#cc7832"/>
    </style:style>
    <style:style style:name="T11" style:family="text">
      <style:text-properties fo:color="#cc7832" style:font-name="JetBrains Mono" fo:font-size="9.80000019073486pt"/>
    </style:style>
    <style:style style:name="T12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3" style:family="text">
      <style:text-properties fo:color="#cc7832" fo:language="en" fo:country="US"/>
    </style:style>
    <style:style style:name="T14" style:family="text">
      <style:text-properties fo:color="#cc7832" fo:language="en" fo:country="US" fo:font-weight="bold" style:font-weight-asian="bold" style:font-weight-complex="bold"/>
    </style:style>
    <style:style style:name="T15" style:family="text">
      <style:text-properties fo:color="#9876aa"/>
    </style:style>
    <style:style style:name="T16" style:family="text">
      <style:text-properties fo:color="#9876aa" style:font-name="JetBrains Mono" fo:font-size="9.80000019073486pt"/>
    </style:style>
    <style:style style:name="T17" style:family="text">
      <style:text-properties fo:color="#ffc66d"/>
    </style:style>
    <style:style style:name="T18" style:family="text">
      <style:text-properties style:font-name="JetBrains Mono" fo:font-size="9.80000019073486pt"/>
    </style:style>
    <style:style style:name="T19" style:family="text">
      <style:text-properties fo:color="#66ff00"/>
    </style:style>
    <style:style style:name="T20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1" style:family="text">
      <style:text-properties fo:color="#6a8759"/>
    </style:style>
    <style:style style:name="T22" style:family="text">
      <style:text-properties fo:color="#6a8759" fo:language="en" fo:country="US"/>
    </style:style>
    <style:style style:name="T23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color="#6a8759" style:font-name="JetBrains Mono" fo:font-size="9.80000019073486pt"/>
    </style:style>
    <style:style style:name="T25" style:family="text">
      <style:text-properties fo:color="#808080"/>
    </style:style>
    <style:style style:name="T26" style:family="text">
      <style:text-properties fo:color="#808080" style:font-name="JetBrains Mono" fo:font-size="9.80000019073486pt"/>
    </style:style>
    <style:style style:name="T27" style:family="text">
      <style:text-properties fo:color="#808080" fo:language="en" fo:country="US"/>
    </style:style>
    <style:style style:name="T28" style:family="text">
      <style:text-properties fo:color="#bbb529"/>
    </style:style>
    <style:style style:name="T29" style:family="text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99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99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35" style:family="text">
      <style:text-properties fo:font-variant="normal" fo:text-transform="none" fo:color="#000099" style:font-name="Roboto" fo:letter-spacing="normal" fo:language="en" fo:country="US" fo:font-style="normal" fo:font-weight="normal" style:font-weight-asian="bold" style:font-weight-complex="bold"/>
    </style:style>
    <style:style style:name="T36" style:family="text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99" style:font-name="Roboto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66cc00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fo:color="#ff00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1" style:family="text">
      <style:text-properties fo:font-variant="normal" fo:text-transform="none" fo:color="#ff0000" style:font-name="Roboto" fo:letter-spacing="normal" fo:language="en" fo:country="US" fo:font-style="normal" fo:font-weight="normal" style:font-weight-asian="bold" style:font-weight-complex="bold"/>
    </style:style>
    <style:style style:name="T42" style:family="text">
      <style:text-properties fo:font-variant="normal" fo:text-transform="none" fo:color="#00cc33" style:font-name="Roboto" fo:font-size="22pt" fo:letter-spacing="normal" fo:language="en" fo:country="US" fo:font-style="normal" fo:font-weight="bold" style:font-size-asian="22pt" style:font-weight-asian="bold" style:font-size-complex="22pt" style:font-weight-complex="bold"/>
    </style:style>
    <style:style style:name="T43" style:family="text">
      <style:text-properties fo:font-variant="normal" fo:text-transform="none" fo:color="#00cc33" style:font-name="Robot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fo:color="#6666ff" style:font-name="Roboto" fo:letter-spacing="normal" fo:language="en" fo:country="US" fo:font-style="normal" fo:font-weight="normal" style:font-weight-asian="bold" style:font-weight-complex="bold"/>
    </style:style>
    <style:style style:name="T46" style:family="text">
      <style:text-properties fo:font-variant="normal" fo:text-transform="none" fo:color="#0000ff" style:font-name="Roboto" fo:letter-spacing="normal" fo:language="en" fo:country="US" fo:font-style="normal" fo:font-weight="normal" style:font-weight-asian="bold" style:font-weight-complex="bold"/>
    </style:style>
    <style:style style:name="T47" style:family="text">
      <style:text-properties fo:font-variant="normal" fo:text-transform="none" fo:color="#0000ff" style:font-name="Roboto" fo:letter-spacing="normal" fo:language="en" fo:country="US" fo:font-style="italic" fo:font-weight="normal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9" style:family="text">
      <style:text-properties fo:font-variant="normal" fo:text-transform="none" fo:color="#006600" style:font-name="Roboto" fo:letter-spacing="normal" fo:language="en" fo:country="US" fo:font-style="normal" fo:font-weight="normal" style:font-weight-asian="normal" style:font-weight-complex="normal"/>
    </style:style>
    <style:style style:name="T50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51" style:family="text">
      <style:text-properties fo:font-variant="normal" fo:text-transform="none" style:font-name="JetBrains Mono" fo:letter-spacing="normal" fo:font-style="normal"/>
    </style:style>
    <style:style style:name="T52" style:family="text">
      <style:text-properties fo:font-variant="normal" fo:text-transform="none" style:font-name="JetBrains Mono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font-name="JetBrains Mono" fo:font-size="12pt" fo:letter-spacing="normal" fo:font-style="normal" style:font-size-asian="12pt" style:font-size-complex="12pt"/>
    </style:style>
    <style:style style:name="T55" style:family="text">
      <style:text-properties fo:font-variant="normal" fo:text-transform="none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variant="normal" fo:text-transform="none" fo:color="#ff3333" style:font-name="JetBrains Mono" fo:font-size="12pt" fo:letter-spacing="normal" fo:font-style="normal" style:font-size-asian="12pt" style:font-size-complex="12pt"/>
    </style:style>
    <style:style style:name="T57" style:family="text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3333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variant="normal" fo:text-transform="none" fo:color="#3333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variant="normal" fo:text-transform="none" fo:color="#333333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333333" style:font-name="inter-regular" fo:font-size="12pt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333333" style:font-name="inter-regular" fo:font-size="12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333333" style:font-name="inter-regular" fo:font-size="12pt" fo:letter-spacing="normal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color="#660033" style:font-name="sans-serif" fo:font-size="10.5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fo:color="#660033" style:font-name="sans-serif" fo:font-size="10.5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font-variant="normal" fo:text-transform="none" fo:color="#660033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fo:color="#6600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fo:color="#6600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font-variant="normal" fo:text-transform="none" fo:color="#660033" style:text-line-through-style="none" style:font-name="sans-serif" fo:font-size="10.5pt" fo:letter-spacing="normal" fo:language="en" fo:country="US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00cc00" style:font-name="JetBrains Mono" fo:font-size="12pt" fo:letter-spacing="normal" fo:font-style="normal" style:font-size-asian="12pt" style:font-size-complex="12pt"/>
    </style:style>
    <style:style style:name="T71" style:family="text">
      <style:text-properties fo:font-variant="normal" fo:text-transform="none" fo:color="#00cc00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cc00" style:font-name="JetBrains Mono" fo:letter-spacing="normal" fo:font-style="normal"/>
    </style:style>
    <style:style style:name="T73" style:family="text">
      <style:text-properties fo:font-variant="normal" fo:text-transform="none" fo:color="#a9b7c6" style:font-name="JetBrains Mono" fo:font-size="12pt" fo:letter-spacing="normal" fo:font-style="normal" style:font-size-asian="12pt" style:font-size-complex="12pt"/>
    </style:style>
    <style:style style:name="T74" style:family="text">
      <style:text-properties fo:color="#0000ff" fo:font-size="13pt" fo:language="en" fo:country="US" fo:font-weight="normal" style:font-size-asian="13pt" style:font-weight-asian="normal" style:font-size-complex="13pt" style:font-weight-complex="normal"/>
    </style:style>
    <style:style style:name="T75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color="#00cc00"/>
    </style:style>
    <style:style style:name="T77" style:family="text">
      <style:text-properties fo:color="#ffd320"/>
    </style:style>
    <style:style style:name="T78" style:family="text">
      <style:text-properties fo:color="#a9b7c6"/>
    </style:style>
    <style:style style:name="T79" style:family="text">
      <style:text-properties fo:color="#a9b7c6" fo:language="en" fo:country="US"/>
    </style:style>
    <style:style style:name="T80" style:family="text">
      <style:text-properties fo:color="#ffccff"/>
    </style:style>
    <style:style style:name="T81" style:family="text">
      <style:text-properties fo:color="#ccffcc"/>
    </style:style>
    <style:style style:name="T82" style:family="text">
      <style:text-properties fo:color="#ccffcc" fo:language="en" fo:country="US"/>
    </style:style>
    <style:style style:name="T83" style:family="text">
      <style:text-properties fo:color="#ff33ff"/>
    </style:style>
    <style:style style:name="T84" style:family="text">
      <style:text-properties fo:color="#eeeeee"/>
    </style:style>
    <style:style style:name="T85" style:family="text">
      <style:text-properties fo:color="#eeeeee" fo:language="en" fo:country="US"/>
    </style:style>
    <style:style style:name="T86" style:family="text">
      <style:text-properties fo:color="#00ffff"/>
    </style:style>
    <style:style style:name="T87" style:family="text">
      <style:text-properties fo:color="#d0d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</text:span></text:p>
      <text:p text:style-name="P13"/>
      <text:p text:style-name="Standard"><text:span text:style-name="T2"><text:s/>* </text:span><text:span text:style-name="T3">Spring inteview questions: </text:span><text:span text:style-name="T74">https://www.interviewbit.com/spring-interview-questions/#what-is-spring-mvc-framewo</text:span><text:span text:style-name="T75">rk</text:span></text:p>
      <text:p text:style-name="Standard"><text:span text:style-name="T2"><text:s/>* </text:span><text:span text:style-name="T3">Spring Microservices patterns:</text:span></text:p>
      <text:p text:style-name="Standard"><text:span text:style-name="T6"><text:s text:c="12"/>Server discovery</text:span><text:span text:style-name="T8">(eureka)</text:span><text:span text:style-name="T29">@EnableEurekaClient/Service,@LoadBalanced</text:span></text:p>
      <text:p text:style-name="P16"/>
      <text:p text:style-name="Standard"><text:span text:style-name="T30"><text:s text:c="11"/>Fault tolerance –</text:span><text:span text:style-name="T31"> </text:span><text:span text:style-name="T32">what tolerance our system have if some <text:s/>microservice is down. <text:s text:c="2"/></text:span></text:p>
      <text:p text:style-name="P17"/>
      <text:p text:style-name="Standard"><text:span text:style-name="T31"><text:s text:c="11"/></text:span><text:span text:style-name="T30">Resilience</text:span><text:span text:style-name="T31"> -</text:span><text:span text:style-name="T32"> </text:span><text:a xlink:type="simple" xlink:href="https://medium.com/aspnetrun/microservices-resilience-" text:style-name="Internet_20_link" text:visited-style-name="Visited_20_Internet_20_Link">https://medium.com/aspnetrun/microservices-resilience-</text:a><text:span text:style-name="T32"> <text:s/>and-fault-tolerance-with-applying-retry-and-circuit-breaker-patterns-c32e518db990</text:span></text:p>
      <text:p text:style-name="P18"><text:s text:c="13"/></text:p>
      <text:p text:style-name="Standard"><text:span text:style-name="T42"><text:s/>*</text:span><text:span text:style-name="T43"> <text:s/>Issues with micro-services:</text:span></text:p>
      <text:p text:style-name="P18"><text:s text:c="4"/></text:p>
      <text:p text:style-name="Standard"><text:span text:style-name="T33"><text:s text:c="16"/>- What happens of some of microservices </text:span><text:span text:style-name="T40">fail</text:span><text:span text:style-name="T33">: </text:span><text:span text:style-name="T39">Solution</text:span><text:span text:style-name="T33"> Need </text:span><text:span text:style-name="T34">more</text:span></text:p>
      <text:p text:style-name="P19"><text:s text:c="9"/>that one instance.</text:p>
      <text:p text:style-name="P6"/>
      <text:p text:style-name="P6"><text:span text:style-name="T35"><text:s text:c="14"/>- What if microservice is </text:span><text:span text:style-name="T41">slow</text:span><text:span text:style-name="T45">: <text:s/></text:span><text:span text:style-name="T46">All depending microservices are</text:span><text:span text:style-name="T41"> slow </text:span><text:span text:style-name="T46">too.</text:span></text:p>
      <text:p text:style-name="P6"><text:span text:style-name="T46"><text:s text:c="3"/>We also can have </text:span><text:span text:style-name="T41">multi treating</text:span><text:span text:style-name="T46"> issue with others(</text:span><text:span text:style-name="T47">non depending <text:s/>microservices</text:span><text:span text:style-name="T46">):</text:span></text:p>
      <text:p text:style-name="P22"><text:s text:c="3"/>We can reached maximum treads for slower microservice becoause they all </text:p>
      <text:p text:style-name="P22"><text:s text:c="3"/>waiting, and apache cant create new thread for the nomral microserice beacouse</text:p>
      <text:p text:style-name="Standard"><text:span text:style-name="T48"><text:s text:c="3"/>all threads are created and waiting. </text:span><text:span text:style-name="T39">Solution</text:span><text:span text:style-name="T33"> set timeout(not recommending) or <text:s/></text:span></text:p>
      <text:p text:style-name="Standard"><text:span text:style-name="T33"><text:s text:c="3"/>implementing </text:span><text:span text:style-name="T37">circuit breaker pattern( </text:span><text:span text:style-name="T36">de</text:span><text:span text:style-name="T38">tect something is wrong, temporary break the</text:span></text:p>
      <text:p text:style-name="Standard"><text:span text:style-name="T38"><text:s text:c="3"/>circuit and resume it back if everything work</text:span><text:span text:style-name="T37"> ). <text:s/></text:span><text:span text:style-name="T33"><text:s/></text:span><text:span text:style-name="T34">C</text:span><text:span text:style-name="T37">ircuit breaker</text:span><text:span text:style-name="T36"> </text:span><text:span text:style-name="T37">parameters: </text:span><text:span text:style-name="T36">Last n </text:span></text:p>
      <text:p text:style-name="P20"><text:s text:c="3"/>request, <text:s/>how many of those should be fail, time duration, how long after break to try</text:p>
      <text:p text:style-name="Standard"><text:span text:style-name="T36"><text:s text:c="3"/>again.</text:span><text:span text:style-name="T49"> What to send to customer when the micro-service is down?</text:span><text:span text:style-name="T36"> Need to use</text:span></text:p>
      <text:p text:style-name="Standard"><text:span text:style-name="T36"><text:s text:c="3"/></text:span><text:span text:style-name="T37">fallback</text:span><text:span text:style-name="T36">:save previous respond(cache) and use it when is possible.</text:span></text:p>
      <text:p text:style-name="P21"><text:s text:c="7"/></text:p>
      <text:p text:style-name="P21"><text:s text:c="3"/></text:p>
      <text:p text:style-name="P15"/>
      <text:p text:style-name="Standard"><text:span text:style-name="T2"><text:s text:c="2"/>* </text:span><text:span text:style-name="T3">Communication between Api in microservices:</text:span></text:p>
      <text:list xml:id="list4815893157038388408" text:style-name="L1">
        <text:list-item>
          <text:p text:style-name="P14"><text:s text:c="4"/>Rest Template: </text:p>
        </text:list-item>
        <text:list-item>
          <text:p text:style-name="P35"><text:span text:style-name="T5">RestTemplate restTemplate = </text:span><text:span text:style-name="T14">new </text:span><text:span text:style-name="T5">RestTemplate()</text:span><text:span text:style-name="T14">;</text:span></text:p>
        </text:list-item>
        <text:list-item>
          <text:p text:style-name="P34"><text:span text:style-name="T12">Movie movie = </text:span><text:span text:style-name="T20">restTemplate</text:span><text:span text:style-name="T12">.getForObject(</text:span><text:span text:style-name="T23">"http://localhost:8001/movie/"</text:span><text:span text:style-name="T12">+ r.getMovieId(), Movie.class);</text:span></text:p>
        </text:list-item>
        <text:list-item>
          <text:p text:style-name="P14"><text:s text:c="5"/>Web Client: <text:span text:style-name="T7">Reactive programming is needed.</text:span></text:p>
        </text:list-item>
      </text:list>
      <text:p text:style-name="P10">Movie movie = <text:span text:style-name="T15">webClientBuilder</text:span>.build()</text:p>
      <text:p text:style-name="P9"><text:s text:c="8"/><text:span text:style-name="T18">.get() </text:span><text:span text:style-name="T26">//HTTP Method (GET, Post...)</text:span></text:p>
      <text:p text:style-name="P9"><text:span text:style-name="T25"><text:s text:c="8"/></text:span><text:span text:style-name="T18">.uri(</text:span><text:span text:style-name="T24">"http://localhost:8001/movie/" </text:span><text:span text:style-name="T18">+ r.getMovieId())</text:span></text:p>
      <text:p text:style-name="P9"><text:s text:c="8"/><text:span text:style-name="T18">.retrieve()</text:span></text:p>
      <text:p text:style-name="P9"><text:s text:c="8"/><text:span text:style-name="T18">.bodyToMono(Movie.</text:span><text:span text:style-name="T11">class</text:span><text:span text:style-name="T18">) </text:span><text:span text:style-name="T26">//When data is come back convert it to Movie.class</text:span></text:p>
      <text:p text:style-name="P7"><text:span text:style-name="T25"><text:s text:c="8"/></text:span><text:span text:style-name="T18">.block()</text:span><text:span text:style-name="T11">;</text:span></text:p>
      <text:list xml:id="list40415314" text:continue-numbering="true" text:style-name="L1">
        <text:list-item>
          <text:p text:style-name="P23"><text:soft-page-break/></text:p>
        </text:list-item>
      </text:list>
      <text:p text:style-name="Standard"/>
      <text:p text:style-name="P3"/>
      <text:p text:style-name="P4">* Injecting object in Spring:</text:p>
      <text:list xml:id="list219948798655290746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Field injection: @Autowired</text:p>
                        </text:list-item>
                        <text:list-item>
                          <text:p text:style-name="P27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<text:s text:c="8"/></text:span><text:span text:style-name="T5">Major advance of constructor injection is that: allow the bean to be</text:span></text:p>
      <text:p text:style-name="P1"><text:span text:style-name="T5"><text:s text:c="10"/>immutable since we define the</text:span><text:span text:style-name="T9"> property as</text:span><text:span text:style-name="T5"> </text:span><text:span text:style-name="T9">final. </text:span><text:span text:style-name="T5">(Thread save).</text:span></text:p>
      <text:p text:style-name="P1"><text:span text:style-name="T5"><text:s text:c="8"/>Also </text:span><text:span text:style-name="T9">constructor injection not use reflection</text:span><text:span text:style-name="T5">! And app runs faster. <text:s text:c="4"/></text:span></text:p>
      <text:p text:style-name="P11"/>
      <text:p text:style-name="P2">constructor injection:</text:p>
      <text:p text:style-name="P10"><text:span text:style-name="T10">private </text:span><text:span text:style-name="T19">final</text:span><text:span text:style-name="T10"> </text:span>TwitterToKafkaServiceConfigData <text:span text:style-name="T15">twitterConfigData</text:span><text:span text:style-name="T10">;</text:span></text:p>
      <text:p text:style-name="P10"><text:span text:style-name="T10">public </text:span><text:span text:style-name="T17">TwitterToKafkaServiceApplication </text:span>(<text:span text:style-name="T19">TwitterToKafkaServiceConfigData configData</text:span>){</text:p>
      <text:p text:style-name="P9"><text:s text:c="4"/><text:span text:style-name="T11">this</text:span><text:span text:style-name="T18">.</text:span><text:span text:style-name="T16">twitterConfigData </text:span><text:span text:style-name="T18">= configData</text:span><text:span text:style-name="T11">;</text:span></text:p>
      <text:p text:style-name="P8">}</text:p>
      <text:p text:style-name="P12"/>
      <text:p text:style-name="P5"><text:s text:c="14"/>Annotations</text:p>
      <text:p text:style-name="P5"/>
      <text:p text:style-name="P8"><text:span text:style-name="T28">@Value</text:span>(<text:span text:style-name="T21">"${api.key}"</text:span>) –<text:span text:style-name="T1"> Extract value(info) from application.properties file : <text:s/></text:span><text:span text:style-name="T13">api.key</text:span><text:span text:style-name="T27">=</text:span><text:span text:style-name="T22">e53c8af75a46792e00e0a765260f1abe</text:span></text:p>
      <text:p text:style-name="P24"><text:span text:style-name="T50"><text:s text:c="27"/></text:span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><text:s text:c="35"/></text:span><text:span text:style-name="T44">Databases Frameworks</text:span></text:p>
      <text:p text:style-name="P24"><text:span text:style-name="T44"/></text:p>
      <text:p text:style-name="P28"><text:span text:style-name="T51"><text:s/>*ORM: </text:span><text:span text:style-name="T52">Object Relational Mapping </text:span><text:span text:style-name="T53">is a process of persisting <text:s text:c="2"/></text:span></text:p>
      <text:p text:style-name="P28"><text:span text:style-name="T53">any Java object to Database table.</text:span></text:p>
      <text:p text:style-name="P28"><text:span text:style-name="T53"/></text:p>
      <text:p text:style-name="Standard"><text:span text:style-name="T57"><text:s/></text:span><text:span text:style-name="T60">*JDBC:</text:span><text:span text:style-name="T61">Java Database Connectivity. JDBC is a Java API </text:span><text:span text:style-name="T62">to connect and execute the query with the database</text:span><text:span text:style-name="T61">. It is a </text:span><text:span text:style-name="T63">part of JavaSE (Java Standard Edition)</text:span><text:span text:style-name="T61">. JDBC API uses JDBC drivers to connect with the database. </text:span></text:p>
      <text:p text:style-name="P28"><text:span text:style-name="T53"/></text:p>
      <text:p text:style-name="P28"><text:span text:style-name="T54"><text:s/></text:span><text:span text:style-name="T51">*JPA:</text:span><text:span text:style-name="T53"> Java Persisting API provides </text:span><text:span text:style-name="T56">specification</text:span><text:span text:style-name="T53"> for persisting, reading and managing data from Java object to Relational DB table.</text:span></text:p>
      <text:p text:style-name="Standard"><text:span text:style-name="T57">JPA is like interface </text:span><text:span text:style-name="T58">(provides specification and guidelines)</text:span><text:span text:style-name="T57"> and Hibirnate is one implementation. Operates with </text:span><text:span text:style-name="T58">POJO </text:span><text:span text:style-name="T59">(</text:span><text:span text:style-name="T64">plain old Java object</text:span><text:span text:style-name="T66"> </text:span><text:span text:style-name="T67">(</text:span><text:span text:style-name="T64">POJO) is an ordinary java </text:span><text:a xlink:type="simple" xlink:href="https://en.wikipedia.org/wiki/Object_(computer_science)" text:style-name="Internet_20_link" text:visited-style-name="Visited_20_Internet_20_Link"><text:span text:style-name="T69">object</text:span></text:a><text:span text:style-name="T64">, </text:span><text:span text:style-name="T65">not bound by any special restriction</text:span><text:span text:style-name="T68">)</text:span><text:span text:style-name="T57"> entities with annotations or xml.</text:span></text:p>
      <text:p text:style-name="P28"><text:span text:style-name="T53"/></text:p>
      <text:p text:style-name="P28"><text:span text:style-name="T51">*Hibernate</text:span><text:span text:style-name="T53">: Is a Object Relational Mapping Tool that provides </text:span><text:span text:style-name="T56">implementation</text:span><text:span text:style-name="T53"> of JPA</text:span></text:p>
      <text:p text:style-name="P28"><text:span text:style-name="T53"/></text:p>
      <text:p text:style-name="P28"><text:span text:style-name="T54">*Spring Data API</text:span><text:span text:style-name="T53">: Is a part from Spring Framework and provides abstraction with Spring Data repository. Is not JPA provider! </text:span><text:span text:style-name="T54">Is a library/ framework that adds extra layer of abstraction on top of our JPA provider(like Hibernate).</text:span><text:span text:style-name="T53">Provide solution for GenericDAO </text:span><text:soft-page-break/><text:span text:style-name="T53">custom implementation and generate JPA queries from Java name conversion.</text:span></text:p>
      <text:p text:style-name="P28"/>
      <text:list xml:id="list3716193016093396074" text:style-name="L6">
        <text:list-item>
          <text:p text:style-name="P26"><text:span text:style-name="T72"><text:s text:c="12"/>Table Relations</text:span></text:p>
        </text:list-item>
      </text:list>
      <text:p text:style-name="P25"><text:span text:style-name="T70"/></text:p>
      <text:p text:style-name="P31"><text:span text:style-name="T54">Many-To-Many </text:span><text:span text:style-name="T55">(bidirectional)</text:span></text:p>
      <text:p text:style-name="P25"><text:span text:style-name="T70"><text:s text:c="4"/></text:span></text:p>
      <text:p text:style-name="P37"><text:span text:style-name="T77">@Entity</text:span><text:span text:style-name="T78">(name = "authors" </text:span></text:p>
      <text:p text:style-name="P37"><text:span text:style-name="T78">public class </text:span><text:span text:style-name="T86">Author</text:span><text:span text:style-name="T78"> </text:span></text:p>
      <text:p text:style-name="P37"><text:span text:style-name="T78"/></text:p>
      <text:p text:style-name="P37"><text:span text:style-name="T78"><text:s/></text:span><text:span text:style-name="T77">@ManyToMany</text:span><text:span text:style-name="T78">(</text:span><text:span text:style-name="T83">targetEntity = </text:span><text:span text:style-name="T86">Publication.class</text:span><text:span text:style-name="T78">)</text:span></text:p>
      <text:p text:style-name="P37"><text:span text:style-name="T78"><text:s/></text:span><text:span text:style-name="T77">@JoinTable</text:span><text:span text:style-name="T78">(name = "author_publication",</text:span></text:p>
      <text:p text:style-name="P37"><text:span text:style-name="T78"><text:s/></text:span><text:span text:style-name="T80">joinColumns</text:span><text:span text:style-name="T78"> = </text:span><text:span text:style-name="T77">@JoinColumn</text:span><text:span text:style-name="T78">(name = "</text:span><text:span text:style-name="T76">author_id</text:span><text:span text:style-name="T78">", referencedColumnName = "</text:span><text:span text:style-name="T76">id</text:span><text:span text:style-name="T78">"),</text:span></text:p>
      <text:p text:style-name="P37"><text:span text:style-name="T78"><text:s/></text:span><text:span text:style-name="T80">inverseJoinColumns</text:span><text:span text:style-name="T78"> =</text:span><text:span text:style-name="T77">@JoinColumn</text:span><text:span text:style-name="T78">(name = "</text:span><text:span text:style-name="T76">publication_id</text:span><text:span text:style-name="T78">",</text:span></text:p>
      <text:p text:style-name="P37"><text:span text:style-name="T78"><text:s/>referencedColumnName = "</text:span><text:span text:style-name="T76">id</text:span><text:span text:style-name="T78">"))</text:span></text:p>
      <text:p text:style-name="P37"><text:span text:style-name="T78">private List&lt;</text:span><text:span text:style-name="T86">Publication</text:span><text:span text:style-name="T78">&gt; </text:span><text:span text:style-name="T76">publications</text:span><text:span text:style-name="T78"> = new ArrayList&lt;Publication&gt;();</text:span></text:p>
      <text:p text:style-name="P40"/>
      <text:p text:style-name="P40">*************************************************************************</text:p>
      <text:p text:style-name="P40"/>
      <text:p text:style-name="P38"><text:span text:style-name="T77">@Entity</text:span><text:span text:style-name="T78">(name = "publications")</text:span></text:p>
      <text:p text:style-name="P38"><text:span text:style-name="T78">public class </text:span><text:span text:style-name="T86">Publication</text:span></text:p>
      <text:p text:style-name="P38"><text:span text:style-name="T76"/></text:p>
      <text:p text:style-name="P37"><text:span text:style-name="T79"><text:s text:c="20"/></text:span><text:span text:style-name="T85">(Field in entity Author) <text:s/>(</text:span><text:span text:style-name="T84">Entity for the mapping</text:span><text:span text:style-name="T85">)</text:span><text:span text:style-name="T84"> </text:span><text:span text:style-name="T82"><text:s text:c="9"/></text:span></text:p>
      <text:p text:style-name="P38"><text:span text:style-name="T77">@ManyToMany</text:span><text:span text:style-name="T78">(mappedBy = </text:span><text:span text:style-name="T81">"</text:span><text:span text:style-name="T76">publications</text:span><text:span text:style-name="T81">"</text:span><text:span text:style-name="T78">, <text:s text:c="6"/></text:span><text:span text:style-name="T83">targetEntity = </text:span><text:span text:style-name="T86">Author.class</text:span><text:span text:style-name="T78">) </text:span></text:p>
      <text:p text:style-name="P38"><text:span text:style-name="T78">private List&lt;</text:span><text:span text:style-name="T86">Author</text:span><text:span text:style-name="T78">&gt; </text:span><text:span text:style-name="T76">authors</text:span></text:p>
      <text:p text:style-name="P38"><text:span text:style-name="T78"/></text:p>
      <text:p text:style-name="P37"><text:span text:style-name="T78"/></text:p>
      <text:p text:style-name="P25"><text:span text:style-name="T73"/></text:p>
      <text:p text:style-name="P25"><text:span text:style-name="T73"/></text:p>
      <text:p text:style-name="P31"><text:span text:style-name="T54">Many-To-One / One-To-Many </text:span><text:span text:style-name="T55">(bidirectional)</text:span></text:p>
      <text:p text:style-name="P25"><text:span text:style-name="T70"><text:s text:c="4"/></text:span></text:p>
      <text:p text:style-name="P37"><text:span text:style-name="T78">@</text:span><text:span text:style-name="T77">Entity</text:span><text:span text:style-name="T78">(name = "publications")</text:span></text:p>
      <text:p text:style-name="P37"><text:span text:style-name="T78">public class </text:span><text:span text:style-name="T86">Publication</text:span><text:span text:style-name="T78">;</text:span></text:p>
      <text:p text:style-name="P37"><text:span text:style-name="T78"/></text:p>
      <text:p text:style-name="P39">@ManyToOne()</text:p>
      <text:p text:style-name="P37"><text:span text:style-name="T77">@JoinColumn</text:span><text:span text:style-name="T78">(name = "publisher_id", referencedColumnName = "id")</text:span></text:p>
      <text:p text:style-name="P37"><text:span text:style-name="T78">private </text:span><text:span text:style-name="T86">User</text:span><text:span text:style-name="T78"> </text:span><text:span text:style-name="T76">publisher</text:span><text:span text:style-name="T78">;</text:span></text:p>
      <text:p text:style-name="P40"/>
      <text:p text:style-name="P40">*************************************************************************</text:p>
      <text:p text:style-name="P38"><text:span text:style-name="T76"/></text:p>
      <text:p text:style-name="P38"><text:span text:style-name="T77">@Entity</text:span><text:span text:style-name="T78">(name = "users")</text:span></text:p>
      <text:p text:style-name="P38"><text:span text:style-name="T78">public class </text:span><text:span text:style-name="T86">User</text:span></text:p>
      <text:p text:style-name="P38"><text:span text:style-name="T84"><text:s text:c="24"/>(Entity for the mapping) <text:s/>(Field in entity </text:span><text:span text:style-name="T86">Publication</text:span><text:span text:style-name="T84">) <text:s/></text:span></text:p>
      <text:p text:style-name="P38"><text:span text:style-name="T77">@OneToMany</text:span><text:span text:style-name="T78">(targetEntity = </text:span><text:span text:style-name="T86">Publication.class</text:span><text:span text:style-name="T78">, <text:s text:c="7"/>mappedBy = "</text:span><text:span text:style-name="T76">publisher</text:span><text:span text:style-name="T78">")</text:span></text:p>
      <text:p text:style-name="P38"><text:span text:style-name="T78">private List&lt;</text:span><text:span text:style-name="T86">Publication</text:span><text:span text:style-name="T78">&gt; </text:span><text:span text:style-name="T76">publications</text:span><text:span text:style-name="T78">;</text:span></text:p>
      <text:p text:style-name="P42"/>
      <text:p text:style-name="P28"/>
      <text:p text:style-name="P31"><text:span text:style-name="T54">ONE-TO-ONE </text:span></text:p>
      <text:p text:style-name="P25"><text:span text:style-name="T70"><text:s text:c="4"/></text:span></text:p>
      <text:p text:style-name="P37"><text:span text:style-name="T28">@OneToOne</text:span><text:span text:style-name="T78">(</text:span><text:span text:style-name="T87">targetEntity </text:span><text:span text:style-name="T78">= BankAccount.</text:span><text:span text:style-name="T10">class, </text:span><text:span text:style-name="T87">mappedBy </text:span><text:span text:style-name="T78">= </text:span><text:span text:style-name="T21">"client"</text:span><text:span text:style-name="T78">)<text:line-break/></text:span><text:span text:style-name="T10">private </text:span><text:span text:style-name="T78">BankAccount </text:span><text:span text:style-name="T15">bankAccount</text:span><text:span text:style-name="T10">;</text:span></text:p>
      <text:p text:style-name="P30"/>
      <text:p text:style-name="P37"><text:span text:style-name="T28">@OneToOne</text:span><text:span text:style-name="T78">(</text:span><text:span text:style-name="T87">targetEntity </text:span><text:span text:style-name="T78">= Client.</text:span><text:span text:style-name="T10">class</text:span><text:span text:style-name="T78">)<text:line-break/></text:span><text:span text:style-name="T28">@JoinColumn</text:span><text:span text:style-name="T78">(</text:span><text:span text:style-name="T87">name </text:span><text:span text:style-name="T78">= </text:span><text:span text:style-name="T21">"client_id"</text:span><text:span text:style-name="T10">, </text:span><text:span text:style-name="T87">referencedColumnName </text:span><text:span text:style-name="T78">= </text:span><text:span text:style-name="T21">"id"</text:span><text:span text:style-name="T78">)<text:line-break/></text:span><text:span text:style-name="T10">private </text:span><text:span text:style-name="T78">Client </text:span><text:span text:style-name="T15">client</text:span><text:span text:style-name="T10">;</text:span></text:p>
      <text:p text:style-name="P41"><text:span text:style-name="T53"/></text:p>
      <text:p text:style-name="P28"><text:span text:style-name="T53"/></text:p>
      <text:p text:style-name="P28"><text:span text:style-name="T53"/></text:p>
      <text:p text:style-name="P28"><text:span text:style-name="T53"/></text:p>
      <text:p text:style-name="P28"><text:soft-page-break/><text:span text:style-name="T53"><text:s text:c="20"/></text:span><text:span text:style-name="T71"><text:s/></text:span></text:p>
      <text:p text:style-name="P28"><text:span text:style-name="T71"><text:s text:c="18"/></text:span><text:span text:style-name="T70">Manipulation Data Syntax</text:span><text:span text:style-name="T54"> </text:span><text:span text:style-name="T53"><text:s text:c="25"/></text:span></text:p>
      <text:p text:style-name="Standard"><text:span text:style-name="T28"/></text:p>
      <text:p text:style-name="P32">-Using HIBIRNATE Session Factory</text:p>
      <text:p text:style-name="P37"><text:span text:style-name="T78"><text:s/></text:span><text:span text:style-name="T86">Configuration</text:span><text:span text:style-name="T78"> cfg = new Configuration();</text:span></text:p>
      <text:p text:style-name="P37"><text:span text:style-name="T78"><text:s/>cfg.configure();</text:span></text:p>
      <text:p text:style-name="P37"><text:span text:style-name="T78"><text:s/></text:span><text:span text:style-name="T86">SessionFactory</text:span><text:span text:style-name="T78"> sessionFactory = cfg.buildSessionFactory();</text:span></text:p>
      <text:p text:style-name="P37"><text:span text:style-name="T78"><text:s/></text:span><text:span text:style-name="T86">Session</text:span><text:span text:style-name="T78"> session = sessionFactory.openSession();</text:span></text:p>
      <text:p text:style-name="P37"><text:span text:style-name="T78"><text:s/></text:span><text:span text:style-name="T86">session.beginTransaction();</text:span></text:p>
      <text:p text:style-name="P37"><text:span text:style-name="T78"/></text:p>
      <text:p text:style-name="P37"><text:span text:style-name="T78"><text:s/>// Your Code Here</text:span></text:p>
      <text:p text:style-name="P37"><text:span text:style-name="T78"><text:s/></text:span><text:span text:style-name="T86">Query</text:span><text:span text:style-name="T78"> query = session.createQuery("from Agent where uuid = :uuid");</text:span></text:p>
      <text:p text:style-name="P37"><text:span text:style-name="T78"><text:s/>query.setString("uuid", uuid);</text:span></text:p>
      <text:p text:style-name="P37"><text:span text:style-name="T78"><text:s/>return query.uniqueResult();</text:span></text:p>
      <text:p text:style-name="P37"><text:span text:style-name="T78"/></text:p>
      <text:p text:style-name="P37"><text:span text:style-name="T78"><text:s/>session.getTransaction().commit();</text:span></text:p>
      <text:p text:style-name="P37"><text:span text:style-name="T78"><text:s/>session.close();</text:span></text:p>
      <text:p text:style-name="P41"><text:span text:style-name="T53"/></text:p>
      <text:p text:style-name="P28"><text:span text:style-name="T53"/></text:p>
      <text:p text:style-name="P33"><text:span text:style-name="T54">-Using JPA Entity Manager Factory</text:span></text:p>
      <text:p text:style-name="P37"><text:span text:style-name="T78"><text:s/></text:span><text:span text:style-name="T86">EntityManagerFactory</text:span><text:span text:style-name="T78"> emf = Persistence.createEntityManagerFactory("jcg-JPA");</text:span></text:p>
      <text:p text:style-name="P37"><text:span text:style-name="T78"><text:s/></text:span><text:span text:style-name="T86">EntityManager</text:span><text:span text:style-name="T78"> em = emf.createEntityManager();</text:span></text:p>
      <text:p text:style-name="P37"><text:span text:style-name="T78"><text:s text:c="2"/></text:span></text:p>
      <text:p text:style-name="P37"><text:span text:style-name="T78"><text:s/>em.getTransaction().begin();</text:span></text:p>
      <text:p text:style-name="P37"><text:span text:style-name="T78"/></text:p>
      <text:p text:style-name="P37"><text:span text:style-name="T78"><text:s/>Employee employee = new Employee();</text:span></text:p>
      <text:p text:style-name="P37"><text:span text:style-name="T78"><text:s/>employee.setName("Chandan");</text:span></text:p>
      <text:p text:style-name="P37"><text:span text:style-name="T78"><text:s/></text:span></text:p>
      <text:p text:style-name="P37"><text:span text:style-name="T78"><text:s/>em.persist(employee);</text:span></text:p>
      <text:p text:style-name="P37"><text:span text:style-name="T78"><text:s/>em.getTransaction().commit();</text:span></text:p>
      <text:p text:style-name="P41"><text:span text:style-name="T53"/></text:p>
      <text:p text:style-name="P28"><text:span text:style-name="T53"/></text:p>
      <text:p text:style-name="P33"><text:span text:style-name="T54">-Using Spring Data</text:span></text:p>
      <text:p text:style-name="P37"><text:span text:style-name="T78"><text:s/></text:span><text:span text:style-name="T86">EntityManagerFactory</text:span><text:span text:style-name="T78"> emf = Persistence.createEntityManagerFactory("jcg-JPA");</text:span></text:p>
      <text:p text:style-name="P37"><text:span text:style-name="T78"><text:s/></text:span><text:span text:style-name="T86">EntityManager</text:span><text:span text:style-name="T78"> em = emf.createEntityManager();</text:span></text:p>
      <text:p text:style-name="P37"><text:span text:style-name="T78"><text:s text:c="2"/></text:span></text:p>
      <text:p text:style-name="P37"><text:span text:style-name="T78"><text:s/>em.getTransaction().begin();</text:span></text:p>
      <text:p text:style-name="P37"><text:span text:style-name="T78"/></text:p>
      <text:p text:style-name="P37"><text:span text:style-name="T78"><text:s/>Employee employee = new Employee();</text:span></text:p>
      <text:p text:style-name="P37"><text:span text:style-name="T78"><text:s/>employee.setName("Chandan");</text:span></text:p>
      <text:p text:style-name="P37"><text:span text:style-name="T78"><text:s/></text:span></text:p>
      <text:p text:style-name="P37"><text:span text:style-name="T78"><text:s/>em.persist(employee);</text:span></text:p>
      <text:p text:style-name="P37"><text:span text:style-name="T78"><text:s/>em.getTransaction().commit();</text:span></text:p>
      <text:p text:style-name="P41"><text:span text:style-name="T53"/></text:p>
      <text:p text:style-name="P28"><text:span text:style-name="T53"/></text:p>
      <text:p text:style-name="P28"><text:span text:style-name="T53"/></text:p>
      <text:p text:style-name="P28"><text:span text:style-name="T53"/></text:p>
      <text:p text:style-name="P28"><text:span text:style-name="T53"/></text:p>
      <text:p text:style-name="P28"><text:span text:style-name="T53"><text:s/></text:span><text:span text:style-name="T70">*Course Database Frameworks SoftUni</text:span></text:p>
      <text:p text:style-name="P29"><text:span text:style-name="T52">https://softuni.bg/trainings/2089/databases-frameworks-hibernate-and-spring-data-october-2018#lesson-995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Montserrat-Medium" svg:font-family="Montserrat-Medium, sans-serif"/>
    <style:font-face style:name="OpenSymbol" svg:font-family="OpenSymbol"/>
    <style:font-face style:name="Raleway" svg:font-family="Raleway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стандартен" style:display-name="HTML стандартен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45M</meta:editing-duration>
    <meta:editing-cycles>26</meta:editing-cycles>
    <meta:generator>OpenOffice/4.1.10$Win32 OpenOffice.org_project/4110m2$Build-9807</meta:generator>
    <dc:date>2021-10-22T20:18:49.11</dc:date>
    <dc:creator>alex alex</dc:creator>
    <meta:document-statistic meta:table-count="0" meta:image-count="0" meta:object-count="0" meta:page-count="4" meta:paragraph-count="127" meta:word-count="682" meta:character-count="6696"/>
    <meta:user-defined meta:name="Info 1"/>
    <meta:user-defined meta:name="Info 2"/>
    <meta:user-defined meta:name="Info 3"/>
    <meta:user-defined meta:name="Info 4"/>
  </office:meta>
</office:document-meta>
</file>